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1000002BCA7867D5E7C179F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112cm" svg:height="18.52cm" svg:x="2.2cm" svg:y="2.68cm">
          <draw:image xlink:href="Pictures/1000000000000261000002BCA7867D5E7C179F9B.png" xlink:type="simple" xlink:show="embed" xlink:actuate="onLoad">
            <text:p/>
          </draw:image>
        </draw:frame>
        <draw:frame draw:style-name="gr2" draw:text-style-name="P2" draw:layer="layout" svg:width="15.2cm" svg:height="6cm" svg:x="2.4cm" svg:y="22cm">
          <draw:text-box>
            <text:p>Find E4-Templates in Preferen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7T21:55:23.809162524</meta:creation-date>
    <dc:date>2018-01-17T21:59:12.122967788</dc:date>
    <meta:editing-duration>PT3M49S</meta:editing-duration>
    <meta:editing-cycles>1</meta:editing-cycles>
    <meta:document-statistic meta:object-count="2"/>
    <meta:generator>LibreOffice/5.1.2.2$Linux_X86_64 LibreOffice_project/10m0$Build-2</meta:generator>
  </office:meta>
</office:document-meta>
</file>